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>An Enterprise called my expertise to design and set up a large-scale IT network allowing to manage its head office located in Port-au-Prince and an annex to Jacmel. It puts at my disposal 150 PC which will be distributed in 12 departments. My job is to. </text:span></text:p>
      <text:p text:style-name="P1"><text:span text:style-name="T1"/></text:p>
      <text:p text:style-name="P1"><text:span text:style-name="T1">1- Establish an IPv4 address plan using the VLSM method. </text:span></text:p>
      <text:p text:style-name="P1"><text:span text:style-name="T1"/></text:p>
      <text:p text:style-name="P1"><text:span text:style-name="T1">2- Present the topologies of the network. </text:span></text:p>
      <text:p text:style-name="P1"><text:span text:style-name="T1"/></text:p>
      <text:p text:style-name="P1"><text:span text:style-name="T1">3- Make the list of different materials that must be used for the set up and configure the network equipment </text:span></text:p>
      <text:p text:style-name="P1"><text:span text:style-name="T1"/></text:p>
      <text:p text:style-name="P1"><text:span text:style-name="T1">4- Communication between the sites must pass throughout a VPN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